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1" svg:font-family="Tahoma, Lucidasans, 'Lucida Sans', 'Arial Unicode MS'"/>
    <style:font-face style:name="Albany1" svg:font-family="Albany" style:font-family-generic="swiss"/>
    <style:font-face style:name="Courier 10 Pitch" svg:font-family="'Courier 10 Pitch'" style:font-pitch="fixed"/>
    <style:font-face style:name="Mono" svg:font-family="Mono"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Andale Sans UI" svg:font-family="'Andale Sans UI'" style:font-pitch="variable"/>
    <style:font-face style:name="Mincho" svg:font-family="Mincho"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fo:font-style="italic" style:font-size-asian="10pt" style:font-style-asian="italic" style:font-size-complex="10pt" style:font-style-complex="italic"/>
    </style:style>
    <style:style style:name="P2" style:family="paragraph" style:parent-style-name="Header">
      <style:paragraph-properties fo:text-align="center" style:justify-single-word="false">
        <style:tab-stops>
          <style:tab-stop style:position="7.325cm" style:type="center"/>
          <style:tab-stop style:position="11.954cm"/>
          <style:tab-stop style:position="14.651cm" style:type="right"/>
        </style:tab-stops>
      </style:paragraph-properties>
      <style:text-properties style:font-name="Arial1" fo:font-size="22pt" fo:font-weight="bold" style:font-size-asian="22pt" style:font-weight-asian="bold" style:font-size-complex="22pt" style:font-weight-complex="bold"/>
    </style:style>
    <style:style style:name="P3" style:family="paragraph" style:parent-style-name="Header">
      <style:paragraph-properties fo:text-align="center" style:justify-single-word="false">
        <style:tab-stops>
          <style:tab-stop style:position="7.325cm" style:type="center"/>
          <style:tab-stop style:position="11.954cm"/>
          <style:tab-stop style:position="14.651cm" style:type="right"/>
        </style:tab-stops>
      </style:paragraph-properties>
      <style:text-properties style:font-name="Arial1"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fo:padding="0cm" fo:border="none" style:shadow="none"/>
      <style:text-properties style:font-name="Arial1" fo:font-size="22pt" fo:font-weight="bold" style:font-size-asian="22pt" style:font-weight-asian="bold" style:font-size-complex="22pt"/>
    </style:style>
    <style:style style:name="P5" style:family="paragraph" style:parent-style-name="Standard">
      <style:paragraph-properties fo:padding="0cm" fo:border="none" style:shadow="none"/>
      <style:text-properties style:font-name="Arial1" fo:font-size="20pt" fo:font-weight="bold" style:font-size-asian="20pt" style:font-weight-asian="bold" style:font-size-complex="20pt"/>
    </style:style>
    <style:style style:name="P6" style:family="paragraph" style:parent-style-name="Heading">
      <style:paragraph-properties fo:line-height="150%" fo:text-align="center" style:justify-single-word="false" fo:padding="0cm" fo:border="none" style:shadow="none"/>
      <style:text-properties style:font-name="Arial1" fo:font-size="22pt" fo:font-weight="bold" style:font-size-asian="22pt" style:font-weight-asian="bold" style:font-size-complex="22pt"/>
    </style:style>
    <style:style style:name="P7" style:family="paragraph" style:parent-style-name="Heading">
      <style:paragraph-properties fo:line-height="150%" fo:text-align="center"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Arial"/>
    </style:style>
    <style:style style:name="P10" style:family="paragraph" style:parent-style-name="Text_20_body">
      <style:text-properties style:font-name="Arial" fo:font-style="normal" fo:font-weight="normal" style:font-style-asian="normal" style:font-weight-asian="normal" style:font-style-complex="normal" style:font-weight-complex="normal"/>
    </style:style>
    <style:style style:name="P11" style:family="paragraph" style:parent-style-name="Text_20_body">
      <style:text-properties style:font-name="Arial" fo:font-size="12pt" style:font-size-asian="12pt" style:font-size-complex="12pt"/>
    </style:style>
    <style:style style:name="P12" style:family="paragraph" style:parent-style-name="Text_20_body">
      <style:text-properties style:font-name="Courier 10 Pitch"/>
    </style:style>
    <style:style style:name="P13" style:family="paragraph" style:parent-style-name="Text_20_body">
      <style:text-properties style:font-name="Courier 10 Pitch" fo:font-size="12pt" style:font-size-asian="12pt"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style:font-name="Albany1"/>
    </style:style>
    <style:style style:name="P16" style:family="paragraph" style:parent-style-name="Text_20_body">
      <style:text-properties style:font-name="Albany1" fo:font-weight="normal" style:font-weight-asian="normal" style:font-weight-complex="normal"/>
    </style:style>
    <style:style style:name="P17" style:family="paragraph" style:parent-style-name="Standard">
      <style:text-properties style:font-name="Arial"/>
    </style:style>
    <style:style style:name="P18" style:family="paragraph" style:parent-style-name="Standard">
      <style:text-properties style:font-name="Arial" style:text-underline-style="none"/>
    </style:style>
    <style:style style:name="P19" style:family="paragraph" style:parent-style-name="Text_20_body">
      <style:paragraph-properties fo:margin-left="1.251cm" fo:margin-right="0cm" fo:text-indent="0cm" style:auto-text-indent="false"/>
      <style:text-properties style:font-name="Courier 10 Pitch"/>
    </style:style>
    <style:style style:name="P20" style:family="paragraph" style:parent-style-name="Text_20_body">
      <style:paragraph-properties fo:margin-left="1.251cm" fo:margin-right="0cm" fo:text-indent="0cm" style:auto-text-indent="false"/>
      <style:text-properties style:font-name="Albany1" fo:font-size="8pt" style:text-underline-style="solid" style:text-underline-width="auto" style:text-underline-color="font-color" fo:font-weight="normal" style:font-size-asian="8pt" style:font-weight-asian="normal" style:font-size-complex="8pt" style:font-weight-complex="normal"/>
    </style:style>
    <style:style style:name="P21" style:family="paragraph" style:parent-style-name="Text_20_body">
      <style:paragraph-properties fo:margin-left="1.251cm" fo:margin-right="0cm" fo:text-indent="0cm" style:auto-text-indent="false"/>
      <style:text-properties style:font-name="Albany1" fo:font-size="8pt" fo:font-weight="normal" style:font-size-asian="8pt" style:font-weight-asian="normal" style:font-size-complex="8pt" style:font-weight-complex="normal"/>
    </style:style>
    <style:style style:name="P22" style:family="paragraph" style:parent-style-name="Text_20_body">
      <style:paragraph-properties fo:margin-left="1.251cm" fo:margin-right="0cm" fo:text-indent="0cm" style:auto-text-indent="false"/>
      <style:text-properties style:font-name="Albany1" fo:font-size="12pt" fo:font-weight="normal" style:font-size-asian="12pt" style:font-weight-asian="normal" style:font-size-complex="12pt" style:font-weight-complex="normal"/>
    </style:style>
    <style:style style:name="P23" style:family="paragraph" style:parent-style-name="Preformatted_20_Text">
      <style:text-properties style:font-name="Arial"/>
    </style:style>
    <style:style style:name="P24" style:family="paragraph" style:parent-style-name="Preformatted_20_Text">
      <style:text-properties style:font-name="Albany1"/>
    </style:style>
    <style:style style:name="P25" style:family="paragraph" style:parent-style-name="Preformatted_20_Text">
      <style:text-properties fo:font-size="8pt" style:font-size-asian="8pt" style:font-size-complex="8pt"/>
    </style:style>
    <style:style style:name="P26" style:family="paragraph" style:parent-style-name="Text_20_body">
      <style:paragraph-properties fo:padding="0.074cm" fo:border-left="none" fo:border-right="none" fo:border-top="none" fo:border-bottom="0.035cm solid #000000"/>
    </style:style>
    <style:style style:name="P27" style:family="paragraph" style:parent-style-name="Standard">
      <style:paragraph-properties fo:break-before="page"/>
      <style:text-properties style:font-name="Arial"/>
    </style:style>
    <style:style style:name="P28" style:family="paragraph" style:parent-style-name="Preformatted_20_Text">
      <style:paragraph-properties fo:margin-top="0cm" fo:margin-bottom="0.499cm"/>
      <style:text-properties fo:font-size="8pt" style:font-size-asian="8pt" style:font-size-complex="8pt"/>
    </style:style>
    <style:style style:name="P29" style:family="paragraph" style:parent-style-name="Preformatted_20_Text">
      <style:paragraph-properties fo:margin-left="0cm" fo:margin-right="0cm" fo:text-indent="0cm" style:auto-text-indent="false"/>
      <style:text-properties style:font-name="Courier 10 Pitch"/>
    </style:style>
    <style:style style:name="P30" style:family="paragraph" style:parent-style-name="Text_20_body">
      <style:paragraph-properties fo:margin-left="-12.506cm" fo:margin-right="0cm" fo:text-indent="-0.635cm" style:auto-text-indent="false"/>
      <style:text-properties style:font-name="Albany1" fo:font-size="8pt" fo:font-weight="normal" style:font-size-asian="8pt" style:font-weight-asian="normal" style:font-size-complex="8pt" style:font-weight-complex="normal"/>
    </style:style>
    <style:style style:name="P31" style:family="paragraph" style:parent-style-name="Heading_20_1">
      <style:text-properties style:font-name="Albany1" fo:font-weight="bold" style:font-weight-asian="bold" style:font-weight-complex="bold"/>
    </style:style>
    <style:style style:name="P32" style:family="paragraph" style:parent-style-name="Text_20_body" style:list-style-name="L1"/>
    <style:style style:name="P33" style:family="paragraph" style:parent-style-name="Text_20_body" style:list-style-name="L1">
      <style:text-properties style:font-name="Arial" fo:font-size="12pt" style:font-size-asian="12pt" style:font-size-complex="12pt"/>
    </style:style>
    <style:style style:name="P34" style:family="paragraph" style:parent-style-name="Text_20_body" style:list-style-name="L2"/>
    <style:style style:name="P35" style:family="paragraph" style:parent-style-name="Text_20_body" style:list-style-name="L3">
      <style:paragraph-properties fo:text-align="start" style:justify-single-word="false"/>
    </style:style>
    <style:style style:name="P36" style:family="paragraph" style:parent-style-name="Text_20_body" style:list-style-name="L3">
      <style:paragraph-properties fo:text-align="start" style:justify-single-word="false"/>
      <style:text-properties style:font-name="Courier 10 Pitch"/>
    </style:style>
    <style:style style:name="P37" style:family="paragraph" style:parent-style-name="Text_20_body" style:list-style-name="L4">
      <style:paragraph-properties fo:text-align="start" style:justify-single-word="false"/>
      <style:text-properties style:font-name="Courier 10 Pitch"/>
    </style:style>
    <style:style style:name="P38" style:family="paragraph" style:parent-style-name="Text_20_body" style:list-style-name="L5">
      <style:text-properties style:font-name="Albany1"/>
    </style:style>
    <style:style style:name="P39" style:family="paragraph" style:parent-style-name="Text_20_body" style:list-style-name="L5">
      <style:text-properties style:font-name="Albany1" fo:font-weight="normal" style:font-weight-asian="normal" style:font-weight-complex="normal"/>
    </style:style>
    <style:style style:name="P40" style:family="paragraph" style:parent-style-name="Text_20_body" style:list-style-name="L6">
      <style:text-properties style:font-name="Albany1" fo:font-weight="normal" style:font-weight-asian="normal" style:font-weight-complex="normal"/>
    </style:style>
    <style:style style:name="P41" style:family="paragraph" style:parent-style-name="Text_20_body" style:list-style-name="L9">
      <style:text-properties style:font-name="Albany1" fo:font-weight="normal" style:font-weight-asian="normal" style:font-weight-complex="normal"/>
    </style:style>
    <style:style style:name="P42" style:family="paragraph" style:parent-style-name="Text_20_body" style:list-style-name="L7">
      <style:text-properties style:font-name="Albany1" fo:font-size="8pt" fo:font-weight="normal" style:font-size-asian="8pt" style:font-weight-asian="normal" style:font-size-complex="8pt" style:font-weight-complex="normal"/>
    </style:style>
    <style:style style:name="P43" style:family="paragraph" style:parent-style-name="Text_20_body" style:list-style-name="L7">
      <style:paragraph-properties fo:margin-left="-12.506cm" fo:margin-right="0cm" fo:text-indent="-0.635cm" style:auto-text-indent="false"/>
    </style:style>
    <style:style style:name="P44" style:family="paragraph" style:parent-style-name="Text_20_body" style:list-style-name="L8">
      <style:paragraph-properties fo:margin-left="-12.506cm" fo:margin-right="0cm" fo:text-indent="-0.635cm" style:auto-text-indent="false"/>
    </style:style>
    <style:style style:name="P45" style:family="paragraph" style:parent-style-name="Text_20_body" style:list-style-name="L8">
      <style:paragraph-properties fo:margin-left="-12.506cm" fo:margin-right="0cm" fo:text-indent="-0.635cm" style:auto-text-indent="false"/>
      <style:text-properties fo:font-size="8pt" style:font-size-asian="8pt" style:font-size-complex="8pt"/>
    </style:style>
    <style:style style:name="P46" style:family="paragraph" style:parent-style-name="Text_20_body" style:list-style-name="L8">
      <style:paragraph-properties fo:margin-left="-12.506cm" fo:margin-right="0cm" fo:text-indent="-0.635cm" style:auto-text-indent="false"/>
      <style:text-properties style:font-name="Albany1" fo:font-size="8pt" fo:font-weight="normal" style:font-size-asian="8pt" style:font-weight-asian="normal" style:font-size-complex="8pt" style:font-weight-complex="normal"/>
    </style:style>
    <style:style style:name="P47" style:family="paragraph" style:parent-style-name="Text_20_body" style:list-style-name="L8">
      <style:paragraph-properties fo:margin-left="-13.141cm" fo:margin-right="0cm" fo:text-indent="0cm" style:auto-text-indent="false"/>
      <style:text-properties style:font-name="Albany1" fo:font-size="8pt" fo:font-weight="normal" style:font-size-asian="8pt" style:font-weight-asian="normal" style:font-size-complex="8pt" style:font-weight-complex="normal"/>
    </style:style>
    <style:style style:name="P48" style:family="paragraph" style:parent-style-name="Text_20_body" style:list-style-name="L8">
      <style:paragraph-properties fo:margin-left="1.251cm" fo:margin-right="0cm" fo:text-indent="0cm" style:auto-text-indent="false"/>
      <style:text-properties fo:font-size="8pt" style:font-size-asian="8pt" style:font-size-complex="8pt"/>
    </style:style>
    <style:style style:name="P49" style:family="paragraph" style:parent-style-name="Contents_20_1">
      <style:paragraph-properties>
        <style:tab-stops>
          <style:tab-stop style:position="14.649cm" style:type="right" style:leader-style="dotted" style:leader-text="."/>
        </style:tab-stops>
      </style:paragraph-properties>
    </style:style>
    <style:style style:name="P50" style:family="paragraph" style:parent-style-name="Heading_20_2">
      <style:text-properties style:font-name="Courier 10 Pitch"/>
    </style:style>
    <style:style style:name="P51" style:family="paragraph" style:parent-style-name="Heading_20_2">
      <style:text-properties fo:color="#000000" style:font-name="Courier 10 Pitch" fo:font-style="normal" fo:font-weight="normal" style:font-style-asian="normal" style:font-weight-asian="normal" style:font-style-complex="normal" style:font-weight-complex="normal"/>
    </style:style>
    <style:style style:name="P52" style:family="paragraph" style:parent-style-name="Heading_20_2">
      <style:text-properties style:font-name="Albany1"/>
    </style:style>
    <style:style style:name="T1" style:family="text">
      <style:text-properties fo:font-weight="normal" style:font-weight-asian="normal" style:font-weight-complex="normal"/>
    </style:style>
    <style:style style:name="T2" style:family="text">
      <style:text-properties style:font-name="Arial"/>
    </style:style>
    <style:style style:name="T3" style:family="text">
      <style:text-properties style:font-name="Courier 10 Pitch"/>
    </style:style>
    <style:style style:name="T4" style:family="text">
      <style:text-properties style:font-name="Albany1" fo:font-weight="normal" style:font-weight-asian="normal" style:font-weight-complex="normal"/>
    </style:style>
    <style:style style:name="T5" style:family="text">
      <style:text-properties style:font-name="Albany1" fo:font-size="8pt" fo:font-weight="normal" style:font-size-asian="8pt" style:font-weight-asian="normal" style:font-size-complex="8pt" style:font-weight-complex="normal"/>
    </style:style>
    <style:style style:name="T6" style:family="text">
      <style:text-properties style:font-name="Albany1" fo:font-size="8pt" fo:font-weight="bold" style:font-size-asian="8pt" style:font-weight-asian="bold" style:font-size-complex="8pt" style:font-weight-complex="bold"/>
    </style:style>
    <style:style style:name="T7" style:family="text">
      <style:text-properties style:font-name="Albany1" fo:font-weight="bold" style:font-weight-asian="bold" style:font-weight-complex="bold"/>
    </style:style>
    <style:style style:name="T8" style:family="text">
      <style:text-properties fo:font-size="8pt" style:font-size-asian="8pt" style:font-size-complex="8pt"/>
    </style:style>
    <style:style style:name="T9" style:family="text">
      <style:text-properties style:font-name="Mono"/>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YouTube Java </text:p>
      <text:p text:style-name="P2"/>
      <text:p text:style-name="P2"/>
      <text:p text:style-name="P2"/>
      <text:p text:style-name="P2"/>
      <text:p text:style-name="P4">Developer Manual</text:p>
      <text:p text:style-name="P6">Installing and Compiling YouTube Java from Source</text:p>
      <text:p text:style-name="P5"/>
      <text:p text:style-name="P5"/>
      <text:p text:style-name="P5"/>
      <text:p text:style-name="P5"/>
      <text:p text:style-name="P5"/>
      <text:p text:style-name="P3">Mark Howard and Neil Grogan</text:p>
      <text:p text:style-name="P3">April 2009</text:p>
      <text:p text:style-name="Heading"/>
      <text:p text:style-name="P7"/>
      <text:p text:style-name="P8"/>
      <text:p text:style-name="Text_20_body"/>
      <text:p text:style-name="P17"/>
      <text:p text:style-name="P18"/>
      <text:p text:style-name="P18"/>
      <text:p text:style-name="P18"/>
      <text:p text:style-name="P18"/>
      <text:p text:style-name="P18"/>
      <text:p text:style-name="P18"/>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9">1. Getting Eclipse<text:tab/>3</text:p>
          <text:p text:style-name="P49">2. Get a Copy of YouTube Java:<text:tab/>3</text:p>
          <text:p text:style-name="P49">3. Sorting out dependencies<text:tab/>4</text:p>
          <text:p text:style-name="P49">4. Building and Running<text:tab/>4</text:p>
          <text:p text:style-name="P49">5. Feedback<text:tab/>4</text:p>
          <text:p text:style-name="P49">6. License<text:tab/>5</text:p>
          <text:p text:style-name="P49">7. Glossary of Terms<text:tab/>6</text:p>
        </text:index-body>
      </text:table-of-content>
      <text:p text:style-name="P18"/>
      <text:p text:style-name="P27"/>
      <text:h text:style-name="Heading_20_1" text:outline-level="1">Getting Eclipse</text:h>
      <text:h text:style-name="P50" text:outline-level="2"><text:s/>We recommend that you use Eclipse; as that is what we developed YouTube Java with:</text:h>
      <text:p text:style-name="P14"><text:span text:style-name="T3"><text:tab/>Please Visit: <text:s/></text:span><text:a xlink:type="simple" xlink:href="http://www.eclipse.org/"><text:span text:style-name="T3">http://www.eclipse.org/</text:span></text:a><text:a xlink:type="simple" xlink:href="http://www.eclipse.org/"><text:span text:style-name="T3"> </text:span></text:a><text:span text:style-name="T3">and click the button which says <text:tab/>“Get started now – Download Eclipse”. You will now be downloading <text:s/><text:tab/>the Eclipse Integrated Development Environment, once this is <text:tab/><text:tab/>complete; please double click on the installer file and follow the <text:s/><text:tab/><text:tab/>instructions to complete the installation of Eclipse.</text:span></text:p>
      <text:p text:style-name="P12"/>
      <text:p text:style-name="P19"/>
      <text:h text:style-name="Heading_20_2" text:outline-level="2">Get a copy of Subclipse SVN Client for Eclipse:</text:h>
      <text:p text:style-name="P13"><text:tab/>Subclipse Website :</text:p>
      <text:p text:style-name="P13"><text:tab/><text:a xlink:type="simple" xlink:href="http://subclipse.tigris.org/">http://subclipse.tigris.org/</text:a></text:p>
      <text:p text:style-name="P11"><text:tab/></text:p>
      <text:list xml:id="list1673827081" text:style-name="L1">
        <text:list-item>
          <text:p text:style-name="P33">In Eclipse go to Help &gt; Software Updates &gt; Find and Install</text:p>
        </text:list-item>
        <text:list-item>
          <text:p text:style-name="P33">Click “Add site”</text:p>
        </text:list-item>
        <text:list-item>
          <text:p text:style-name="P32">Enter the URL: <text:s/>http://subclipse.tigris.org/update_1.6.x</text:p>
        </text:list-item>
        <text:list-item>
          <text:p text:style-name="P33">Click refresh and select all the checkboxes that related to Subclipse SVN</text:p>
        </text:list-item>
      </text:list>
      <text:p text:style-name="P29"/>
      <text:p text:style-name="P10"/>
      <text:h text:style-name="Heading_20_1" text:outline-level="1">Get a Copy of YouTube Java:</text:h>
      <text:h text:style-name="Heading_20_2" text:outline-level="2">After you have have completed the installation and launched Eclipse and it's subclipse plugin, you have to create a new project.</text:h>
      <text:p text:style-name="P19"/>
      <text:h text:style-name="Heading_20_2" text:outline-level="2">Create a new project called YouTubeJava:</text:h>
      <text:list xml:id="list1042137476" text:style-name="L2">
        <text:list-item>
          <text:p text:style-name="P34">Go to File &gt; New</text:p>
        </text:list-item>
        <text:list-item>
          <text:p text:style-name="P34">Select Java Project</text:p>
        </text:list-item>
        <text:list-item>
          <text:p text:style-name="P34">Call it YouTubeJava and have it create a Main for you; this will be overwritten , so it doesn't matter</text:p>
        </text:list-item>
      </text:list>
      <text:p text:style-name="P12">2.3. Get Subversion source files</text:p>
      <text:list xml:id="list1394097009" text:style-name="L3">
        <text:list-item>
          <text:p text:style-name="P35"><text:span text:style-name="T3"><text:s/>Right click on the project you have just created, select Team &gt; Share </text:span><text:soft-page-break/><text:span text:style-name="T3">Project.</text:span></text:p>
        </text:list-item>
        <text:list-item>
          <text:p text:style-name="P35"><text:span text:style-name="T3">Subclipse will guide you through the set up process; our source address is (for anonymous users):</text:span><text:span text:style-name="T9"> </text:span></text:p>
          <text:p text:style-name="P35"><text:bookmark text:name="checkoutcmd"/><text:span text:style-name="Emphasis"><text:span text:style-name="T9">http</text:span></text:span><text:span text:style-name="Teletype"><text:span text:style-name="T9">://itb-cs.googlecode.com/svn/trunk/ itb-cs-read-only</text:span></text:span><text:span text:style-name="T9"> </text:span></text:p>
        </text:list-item>
        <text:list-item>
          <text:p text:style-name="P36"><text:s/>Select YouTubeJava from the list of folders it presents to you.</text:p>
        </text:list-item>
        <text:list-item>
          <text:p text:style-name="P36">The Wizard will finish... Subversion is set up.</text:p>
        </text:list-item>
        <text:list-item>
          <text:p text:style-name="P36">To get the source code simply right click on your project: Replace With &gt; Latest from repository. You will now have all the YouTubeJava source code.</text:p>
        </text:list-item>
      </text:list>
      <text:h text:style-name="Heading_20_1" text:outline-level="1">Sorting out dependencies</text:h>
      <text:h text:style-name="P51" text:outline-level="2">YouTube Java depends on no fewer than YouTube, Gdata, JavaMail and JDIC libraries. All of them you should have received copies of in Step 2.3 (5)</text:h>
      <text:h text:style-name="Heading_20_2" text:outline-level="2">To make sure your copy knows where to find the correct libraries; right click on your project in Eclipse's Project Viewer. Select Properties</text:h>
      <text:list xml:id="list460520655" text:style-name="L4">
        <text:list-item>
          <text:p text:style-name="P37">Go to Java Build Path</text:p>
        </text:list-item>
        <text:list-item>
          <text:p text:style-name="P37">Select Libraries</text:p>
        </text:list-item>
        <text:list-item>
          <text:p text:style-name="P37">Click “Add” and individually add each Jar file which are located in the YouTube Java project.</text:p>
        </text:list-item>
        <text:list-item>
          <text:p text:style-name="P37">Once you have added them all; simply close properties and the build errors should be gone.</text:p>
        </text:list-item>
      </text:list>
      <text:p text:style-name="P23"/>
      <text:h text:style-name="Heading_20_1" text:outline-level="1">Building and Running</text:h>
      <text:h text:style-name="P52" text:outline-level="2">Eclipse builds each project as you run it. Simply click the Green Run arrow and select Main.java under the YouTubeJava package as the main. Eclipse will now compile and run YouTubeJava! Have fun!</text:h>
      <text:p text:style-name="P24"/>
      <text:p text:style-name="P24"/>
      <text:h text:style-name="P31" text:outline-level="1">Feedback</text:h>
      <text:list xml:id="list1505747606" text:style-name="L5">
        <text:list-item>
          <text:list>
            <text:list-item>
              <text:p text:style-name="P38"><text:span text:style-name="T1">We the developers of YouTube Java, would be most grateful for any feedback you have about this program and how it works. It is an </text:span><text:span text:style-name="T1">open source project at Google Code, so you can even inspect the source code to see how YouTube Java works.</text:span></text:p>
            </text:list-item>
            <text:list-item>
              <text:p text:style-name="P39"><text:s/>Links</text:p>
              <text:list>
                <text:list-header>
                  <text:p text:style-name="P39"><text:soft-page-break/>Google Code Project:</text:p>
                </text:list-header>
              </text:list>
            </text:list-item>
          </text:list>
        </text:list-item>
      </text:list>
      <text:p text:style-name="P15"><text:span text:style-name="T1"><text:tab/><text:tab/><text:tab/></text:span><text:a xlink:type="simple" xlink:href="http://code.google.com/p/itb-cs/"><text:span text:style-name="T1">http://code.google.com/p/itb-cs/</text:span></text:a></text:p>
      <text:p text:style-name="P16"><text:tab/><text:tab/>Downloads:</text:p>
      <text:p text:style-name="P15"><text:span text:style-name="T1"><text:tab/><text:tab/><text:tab/></text:span><text:a xlink:type="simple" xlink:href="http://code.google.com/p/itb-cs/downloads/list"><text:span text:style-name="T1">http://code.google.com/p/itb-cs/downloads/list</text:span></text:a></text:p>
      <text:p text:style-name="P16"><text:tab/><text:tab/>Mailing List (Closed, Apply to join):</text:p>
      <text:p text:style-name="P15"><text:span text:style-name="T1"><text:tab/><text:tab/><text:tab/></text:span><text:a xlink:type="simple" xlink:href="http://groups.google.com/group/itbcs"><text:span text:style-name="T1">http://groups.google.com/group/itbcs</text:span></text:a></text:p>
      <text:p text:style-name="P16"><text:tab/><text:tab/>Bug Tracker:</text:p>
      <text:p text:style-name="P15"><text:span text:style-name="T1"><text:tab/><text:tab/><text:tab/></text:span><text:a xlink:type="simple" xlink:href="http://code.google.com/p/itb-cs/issues/list"><text:span text:style-name="T1">http://code.google.com/p/itb-cs/issues/list</text:span></text:a></text:p>
      <text:p text:style-name="P16"><text:tab/><text:tab/>Source Code Repository:</text:p>
      <text:p text:style-name="P15"><text:span text:style-name="T1"><text:tab/><text:tab/><text:tab/></text:span><text:a xlink:type="simple" xlink:href="http://code.google.com/p/itb-cs/source/checkout"><text:span text:style-name="T1">http://code.google.com/p/itb-cs/source/checkout</text:span></text:a></text:p>
      <text:p text:style-name="P23"/>
      <text:h text:style-name="P31" text:outline-level="1">License</text:h>
      <text:list xml:id="list71396956" text:style-name="L6">
        <text:list-item>
          <text:list>
            <text:list-item>
              <text:p text:style-name="P40">This manual</text:p>
            </text:list-item>
          </text:list>
        </text:list-item>
      </text:list>
      <text:p text:style-name="P16"><text:tab/><text:tab/></text:p>
      <text:p text:style-name="P20">You are free:</text:p>
      <text:list xml:id="list591443628" text:style-name="L7">
        <text:list-header>
          <text:p text:style-name="P42"/>
        </text:list-header>
        <text:list-item>
          <text:p text:style-name="P43"><text:span text:style-name="T6">to Share</text:span><text:span text:style-name="T5"> — to copy, distribute and transmit the work </text:span></text:p>
        </text:list-item>
        <text:list-item>
          <text:p text:style-name="P43"><text:span text:style-name="T6">to Remix</text:span><text:span text:style-name="T5"> — to adapt the work</text:span></text:p>
        </text:list-item>
      </text:list>
      <text:p text:style-name="P21"/>
      <text:p text:style-name="P20">Under the following conditions:</text:p>
      <text:p text:style-name="P21"/>
      <text:list xml:id="list757416642" text:style-name="L8">
        <text:list-item>
          <text:p text:style-name="P44"><text:span text:style-name="T6">Attribution</text:span><text:span text:style-name="T5">. You must attribute the work in the manner specified by the author or licensor</text:span></text:p>
        </text:list-item>
        <text:list-item>
          <text:p text:style-name="P45"><text:span text:style-name="T7">Noncommercial</text:span><text:span text:style-name="T4">. You may not use this work for commercial purposes.</text:span></text:p>
        </text:list-item>
        <text:list-item>
          <text:p text:style-name="P45"><text:span text:style-name="T7">Share Alike.</text:span><text:span text:style-name="T4"> If you alter, transform, or build upon this work, you may distribute the resulting work only under the same or similar license to this one.</text:span></text:p>
        </text:list-item>
        <text:list-item>
          <text:p text:style-name="P46">For any reuse or distribution, you must make clear to others the license terms of this work.</text:p>
        </text:list-item>
        <text:list-item>
          <text:p text:style-name="P46">Any of the above conditions can be waived if you get permission from the copyright holder.</text:p>
        </text:list-item>
        <text:list-item>
          <text:p text:style-name="P46">Nothing in this license impairs or restricts the author's moral rights.</text:p>
          <text:p text:style-name="P46"/>
          <text:p text:style-name="P47"/>
          <text:list>
            <text:list-item>
              <text:list>
                <text:list-item>
                  <text:list>
                    <text:list-header>
                      <text:p text:style-name="P48"><text:span text:style-name="T7">Full Legal Text Here:</text:span><text:span text:style-name="T4"> <text:s/></text:span><text:a xlink:type="simple" xlink:href="http://creativecommons.org/licenses/by-nc-sa/3.0/legalcode"><text:span text:style-name="T4">http://creativecommons.org/licenses/by-nc-sa/3.0/legalcode</text:span></text:a></text:p>
                    </text:list-header>
                  </text:list>
                </text:list-item>
              </text:list>
            </text:list-item>
          </text:list>
          <text:p text:style-name="P46">FF</text:p>
        </text:list-item>
      </text:list>
      <text:p text:style-name="P30"/>
      <text:p text:style-name="P22">6.2 Source Code</text:p>
      <text:p text:style-name="Preformatted_20_Text"><text:span text:style-name="T2"><text:tab/><text:tab/></text:span> <text:s text:c="3"/><text:span text:style-name="T8">YouTube Java – A Java Program for YouTube's Video Service</text:span></text:p>
      <text:p text:style-name="P25"><text:s text:c="4"/>Copyright (C) 2009 <text:s/>Mark Howard, Neil Grogan</text:p>
      <text:p text:style-name="P25"/>
      <text:p text:style-name="P25"><text:s text:c="4"/>This program is free software: you can redistribute it and/or modify</text:p>
      <text:p text:style-name="P25"><text:s text:c="4"/>it under the terms of the GNU General Public License as published by</text:p>
      <text:p text:style-name="P25"><text:s text:c="4"/>the Free Software Foundation, either version 3 of the License, or</text:p>
      <text:p text:style-name="P25"><text:s text:c="4"/>(at your option) any later version.</text:p>
      <text:p text:style-name="P25"><text:soft-page-break/></text:p>
      <text:p text:style-name="P25"><text:s text:c="4"/>This program is distributed in the hope that it will be useful,</text:p>
      <text:p text:style-name="P25"><text:s text:c="4"/>but WITHOUT ANY WARRANTY; without even the implied warranty of</text:p>
      <text:p text:style-name="P25"><text:s text:c="4"/>MERCHANTABILITY or FITNESS FOR A PARTICULAR PURPOSE. <text:s/>See the</text:p>
      <text:p text:style-name="P25"><text:s text:c="4"/>GNU General Public License for more details.</text:p>
      <text:p text:style-name="P25"/>
      <text:p text:style-name="P25"><text:s text:c="4"/>You should have received a copy of the GNU General Public License</text:p>
      <text:p text:style-name="P28"><text:s text:c="4"/>along with this program. <text:s/>If not, see &lt;http://www.gnu.org/licenses/&gt;.</text:p>
      <text:p text:style-name="P23"/>
      <text:h text:style-name="P31" text:outline-level="1">Glossary of Terms</text:h>
      <text:list xml:id="list684605487" text:style-name="L9">
        <text:list-item>
          <text:p text:style-name="P41">Eclipse – An Integrated Development Environment by IBM; now the Eclipse foundation.</text:p>
        </text:list-item>
        <text:list-item>
          <text:p text:style-name="P41">Java – The Computer Language YouTubeJava is written in. Developed by and a trademark of Sun Microsystems Inc.</text:p>
        </text:list-item>
        <text:list-item>
          <text:p text:style-name="P41">Subclipse – A Subversion plugin to add the option to connect to a Subverion server in Eclipse.</text:p>
        </text:list-item>
        <text:list-item>
          <text:p text:style-name="P41">Subversion – A source code repository which manages merges, branching, and release of source code. </text:p>
        </text:list-item>
        <text:list-item>
          <text:p text:style-name="P41">Youtube – A Video Sharing website where anyone can upload and distribute video clips. Owned by Google Inc.</text:p>
          <text:p text:style-name="P41"/>
        </text:list-item>
      </text:list>
      <text:p text:style-name="P26"/>
      <text:p text:style-name="P26"/>
      <text:p text:style-name="P26"/>
      <text:p text:style-name="P9">End of the Developers Manual for YouTube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1" svg:font-family="Tahoma, Lucidasans, 'Lucida Sans', 'Arial Unicode MS'"/>
    <style:font-face style:name="Albany1" svg:font-family="Albany" style:font-family-generic="swiss"/>
    <style:font-face style:name="Courier 10 Pitch" svg:font-family="'Courier 10 Pitch'" style:font-pitch="fixed"/>
    <style:font-face style:name="Mono" svg:font-family="Mono"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Andale Sans UI" svg:font-family="'Andale Sans UI'" style:font-pitch="variable"/>
    <style:font-face style:name="Mincho" svg:font-family="Mincho"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I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8pt" fo:font-weight="bold"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2" style:font-size-complex="14pt"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text:page-number> of <text:page-count>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6-08-08T13:19:33</meta:creation-date>
    <dc:date>2009-04-19T19:33:20</dc:date>
    <dc:language>en-IE</dc:language>
    <meta:editing-cycles>26</meta:editing-cycles>
    <meta:editing-duration>PT04H50M07S</meta:editing-duration>
    <meta:document-statistic meta:table-count="0" meta:image-count="0" meta:object-count="0" meta:page-count="6" meta:paragraph-count="95" meta:word-count="892" meta:character-count="5422"/>
    <meta:user-defined meta:name="Info 1"/>
    <meta:user-defined meta:name="Info 2"/>
    <meta:user-defined meta:name="Info 3"/>
    <meta:user-defined meta:name="Info 4"/>
  </office:meta>
</office:document-meta>
</file>